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bd2f" officeooo:paragraph-rsid="0004bd2f" style:font-size-asian="16pt" style:font-size-complex="16pt"/>
    </style:style>
    <style:style style:name="P2" style:family="paragraph" style:parent-style-name="Standard">
      <style:text-properties fo:font-size="14pt" officeooo:rsid="0004bd2f" officeooo:paragraph-rsid="0004bd2f" style:font-size-asian="14pt" style:font-size-complex="14pt"/>
    </style:style>
    <style:style style:name="P3" style:family="paragraph" style:parent-style-name="Standard">
      <style:text-properties fo:font-size="12pt" officeooo:rsid="0004bd2f" officeooo:paragraph-rsid="0004bd2f" style:font-size-asian="12pt" style:font-size-complex="12pt"/>
    </style:style>
    <style:style style:name="P4" style:family="paragraph" style:parent-style-name="Standard">
      <style:text-properties fo:font-size="12pt" officeooo:rsid="000602fe" officeooo:paragraph-rsid="000602fe" style:font-size-asian="12pt" style:font-size-complex="12pt"/>
    </style:style>
    <style:style style:name="P5" style:family="paragraph" style:parent-style-name="Standard">
      <style:text-properties fo:font-size="16pt" officeooo:rsid="000602fe" officeooo:paragraph-rsid="000602fe" style:font-size-asian="16pt" style:font-size-complex="16pt"/>
    </style:style>
    <style:style style:name="P6" style:family="paragraph" style:parent-style-name="Standard">
      <style:text-properties fo:font-size="14pt" officeooo:rsid="000602fe" officeooo:paragraph-rsid="000602fe" style:font-size-asian="14pt" style:font-size-complex="14pt"/>
    </style:style>
    <style:style style:name="P7" style:family="paragraph" style:parent-style-name="Standard">
      <style:text-properties fo:font-size="14pt" officeooo:rsid="000602fe" officeooo:paragraph-rsid="0009caaf" style:font-size-asian="14pt" style:font-size-complex="14pt"/>
    </style:style>
    <style:style style:name="P8" style:family="paragraph" style:parent-style-name="Standard">
      <style:text-properties fo:font-size="16pt" officeooo:rsid="000602fe" officeooo:paragraph-rsid="0009caaf" style:font-size-asian="16pt" style:font-size-complex="16pt"/>
    </style:style>
    <style:style style:name="P9" style:family="paragraph" style:parent-style-name="Standard">
      <style:text-properties fo:font-size="12pt" officeooo:rsid="000602fe" officeooo:paragraph-rsid="0009caaf" style:font-size-asian="12pt" style:font-size-complex="12pt"/>
    </style:style>
    <style:style style:name="P10" style:family="paragraph" style:parent-style-name="Standard">
      <style:text-properties fo:font-size="16pt" officeooo:rsid="000d4af1" officeooo:paragraph-rsid="000d4af1" style:font-size-asian="16pt" style:font-size-complex="16pt"/>
    </style:style>
    <style:style style:name="P11" style:family="paragraph" style:parent-style-name="Standard">
      <style:text-properties fo:font-size="12pt" officeooo:rsid="000d4af1" officeooo:paragraph-rsid="000d4af1" style:font-size-asian="12pt" style:font-size-complex="12pt"/>
    </style:style>
    <style:style style:name="P12" style:family="paragraph" style:parent-style-name="Standard">
      <style:text-properties fo:font-size="16pt" officeooo:rsid="000f45d9" officeooo:paragraph-rsid="000f45d9" style:font-size-asian="16pt" style:font-size-complex="16pt"/>
    </style:style>
    <style:style style:name="P13" style:family="paragraph" style:parent-style-name="Standard">
      <style:text-properties fo:font-size="12pt" officeooo:rsid="000f45d9" officeooo:paragraph-rsid="000f45d9" style:font-size-asian="12pt" style:font-size-complex="12pt"/>
    </style:style>
    <style:style style:name="P14" style:family="paragraph" style:parent-style-name="Standard">
      <style:text-properties fo:font-size="16pt" officeooo:rsid="000fa398" officeooo:paragraph-rsid="000fa398" style:font-size-asian="16pt" style:font-size-complex="16pt"/>
    </style:style>
    <style:style style:name="P15" style:family="paragraph" style:parent-style-name="Standard">
      <style:text-properties fo:font-size="12pt" officeooo:rsid="000fa398" officeooo:paragraph-rsid="000fa398" style:font-size-asian="12pt" style:font-size-complex="12pt"/>
    </style:style>
    <style:style style:name="P16" style:family="paragraph" style:parent-style-name="Standard">
      <style:text-properties fo:font-size="16pt" officeooo:rsid="00117fb2" officeooo:paragraph-rsid="00117fb2" style:font-size-asian="16pt" style:font-size-complex="16pt"/>
    </style:style>
    <style:style style:name="P17" style:family="paragraph" style:parent-style-name="Standard">
      <style:text-properties fo:font-size="12pt" officeooo:rsid="00117fb2" officeooo:paragraph-rsid="00117fb2" style:font-size-asian="12pt" style:font-size-complex="12pt"/>
    </style:style>
    <style:style style:name="P18" style:family="paragraph" style:parent-style-name="Standard">
      <style:text-properties fo:font-size="14pt" officeooo:rsid="00117fb2" officeooo:paragraph-rsid="00117fb2" style:font-size-asian="14pt" style:font-size-complex="14pt"/>
    </style:style>
    <style:style style:name="P19" style:family="paragraph" style:parent-style-name="Standard">
      <style:text-properties fo:font-size="12pt" officeooo:rsid="00151430" officeooo:paragraph-rsid="00151430" style:font-size-asian="12pt" style:font-size-complex="12pt"/>
    </style:style>
    <style:style style:name="P20" style:family="paragraph" style:parent-style-name="Standard">
      <style:text-properties fo:font-size="14pt" officeooo:rsid="00151430" officeooo:paragraph-rsid="00151430" style:font-size-asian="14pt" style:font-size-complex="14pt"/>
    </style:style>
    <style:style style:name="P21" style:family="paragraph" style:parent-style-name="Standard">
      <style:text-properties fo:font-size="16pt" officeooo:rsid="00117fb2" officeooo:paragraph-rsid="0013b79f" style:font-size-asian="16pt" style:font-size-complex="16pt"/>
    </style:style>
    <style:style style:name="P22" style:family="paragraph" style:parent-style-name="Standard">
      <style:text-properties fo:font-size="14pt" officeooo:rsid="00117fb2" officeooo:paragraph-rsid="0013b79f" style:font-size-asian="14pt" style:font-size-complex="14pt"/>
    </style:style>
    <style:style style:name="P23" style:family="paragraph" style:parent-style-name="Standard">
      <style:text-properties fo:font-size="16pt" officeooo:rsid="00117fb2" officeooo:paragraph-rsid="00151430" style:font-size-asian="16pt" style:font-size-complex="16pt"/>
    </style:style>
    <style:style style:name="P24" style:family="paragraph" style:parent-style-name="Standard">
      <style:text-properties fo:font-size="14pt" officeooo:rsid="00117fb2" officeooo:paragraph-rsid="00151430" style:font-size-asian="14pt" style:font-size-complex="14pt"/>
    </style:style>
    <style:style style:name="P25" style:family="paragraph" style:parent-style-name="Standard">
      <style:text-properties fo:font-size="16pt" officeooo:rsid="00151430" officeooo:paragraph-rsid="00151430" style:font-size-asian="16pt" style:font-size-complex="16pt"/>
    </style:style>
    <style:style style:name="P26" style:family="paragraph" style:parent-style-name="Standard">
      <style:text-properties fo:font-size="16pt" officeooo:rsid="001780f7" officeooo:paragraph-rsid="001780f7" style:font-size-asian="16pt" style:font-size-complex="16pt"/>
    </style:style>
    <style:style style:name="P27" style:family="paragraph" style:parent-style-name="Standard">
      <style:text-properties fo:font-size="14pt" officeooo:rsid="001780f7" officeooo:paragraph-rsid="001780f7" style:font-size-asian="14pt" style:font-size-complex="14pt"/>
    </style:style>
    <style:style style:name="P28" style:family="paragraph" style:parent-style-name="Standard">
      <style:text-properties fo:font-size="12pt" officeooo:rsid="001780f7" officeooo:paragraph-rsid="001780f7" style:font-size-asian="12pt" style:font-size-complex="12pt"/>
    </style:style>
    <style:style style:name="P29" style:family="paragraph" style:parent-style-name="Standard">
      <style:text-properties fo:font-size="20pt" officeooo:rsid="001947a0" officeooo:paragraph-rsid="001947a0" style:font-size-asian="20pt" style:font-size-complex="20pt"/>
    </style:style>
    <style:style style:name="P30" style:family="paragraph" style:parent-style-name="Standard">
      <style:text-properties fo:font-size="16pt" officeooo:rsid="001947a0" officeooo:paragraph-rsid="001947a0" style:font-size-asian="16pt" style:font-size-complex="16pt"/>
    </style:style>
    <style:style style:name="P31" style:family="paragraph" style:parent-style-name="Standard">
      <style:text-properties fo:font-size="16pt" officeooo:rsid="00198db4" officeooo:paragraph-rsid="00198db4" style:font-size-asian="16pt" style:font-size-complex="16pt"/>
    </style:style>
    <style:style style:name="P32" style:family="paragraph" style:parent-style-name="Standard">
      <style:text-properties fo:font-size="20pt" officeooo:rsid="00198db4" officeooo:paragraph-rsid="00198db4" style:font-size-asian="20pt" style:font-size-complex="20pt"/>
    </style:style>
    <style:style style:name="P33" style:family="paragraph" style:parent-style-name="Standard">
      <style:text-properties fo:font-size="16pt" officeooo:rsid="0019d993" officeooo:paragraph-rsid="0019d993" style:font-size-asian="16pt" style:font-size-complex="16pt"/>
    </style:style>
    <style:style style:name="P34" style:family="paragraph" style:parent-style-name="Standard">
      <style:text-properties fo:font-size="20pt" officeooo:rsid="001bb512" officeooo:paragraph-rsid="001bb512" style:font-size-asian="20pt" style:font-size-complex="20pt"/>
    </style:style>
    <style:style style:name="P35" style:family="paragraph" style:parent-style-name="Standard">
      <style:text-properties fo:font-size="16pt" officeooo:rsid="001bb512" officeooo:paragraph-rsid="001bb512" style:font-size-asian="16pt" style:font-size-complex="16pt"/>
    </style:style>
    <style:style style:name="P36" style:family="paragraph" style:parent-style-name="Standard">
      <style:text-properties fo:font-size="16pt" officeooo:rsid="001d48f7" officeooo:paragraph-rsid="001d48f7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602fe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d4af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3b79f"/>
    </style:style>
    <style:style style:name="T8" style:family="text">
      <style:text-properties officeooo:rsid="00151430"/>
    </style:style>
    <style:style style:name="T9" style:family="text">
      <style:text-properties fo:font-size="12pt" officeooo:rsid="00151430" style:font-size-asian="12pt" style:font-size-complex="12pt"/>
    </style:style>
    <style:style style:name="T10" style:family="text">
      <style:text-properties officeooo:rsid="0019d9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Memory</text:p>
      <text:p text:style-name="P2"/>
      <text:p text:style-name="P3">Two different types of memory in c++</text:p>
      <text:p text:style-name="P3">1. Stack memory</text:p>
      <text:p text:style-name="P3">2. heap memory</text:p>
      <text:p text:style-name="P3"/>
      <text:p text:style-name="P3">when program is launched, OS gives it access to a number of area of memory.</text:p>
      <text:p text:style-name="P3"/>
      <text:p text:style-name="P3">The main two that can manipulate are the Stack memory and Heap memory.</text:p>
      <text:p text:style-name="P3"/>
      <text:p text:style-name="P3">Both stack and heap stored in RAM, difference is determined by the OS when program runs.</text:p>
      <text:p text:style-name="P3"/>
      <text:p text:style-name="P3"/>
      <text:p text:style-name="P1">Stack/ Heap Memory</text:p>
      <text:p text:style-name="P3"/>
      <text:p text:style-name="P2">At a basic level, both just <text:span text:style-name="T1">store data.</text:span></text:p>
      <text:p text:style-name="P2"/>
      <text:p text:style-name="P2">We <text:span text:style-name="T1">request </text:span>an amount of memory from either stack or heap, it gives it to us.</text:p>
      <text:p text:style-name="P2"/>
      <text:p text:style-name="P2">The main differences are:</text:p>
      <text:p text:style-name="P2"/>
      <text:p text:style-name="P3">1. The Size of available memory: <text:span text:style-name="T2">heap has lot more memory.</text:span></text:p>
      <text:p text:style-name="P3">2. The way memory is found/allocated.</text:p>
      <text:p text:style-name="P3">3. The speed of memory allocation: <text:span text:style-name="T2">stack is way faster to use in general.</text:span></text:p>
      <text:p text:style-name="P3">4. The way we request memory in our code. <text:span text:style-name="T2">Syntex is going to be letter bit different</text:span></text:p>
      <text:p text:style-name="P3">5. stack memory <text:span text:style-name="T3">deallocated </text:span>when leave scope.</text:p>
      <text:p text:style-name="P3"/>
      <text:p text:style-name="P4">By <text:span text:style-name="T4">default </text:span>it is stack memory allocated, if you haven’t specify the memory type.</text:p>
      <text:p text:style-name="P4"><text:span text:style-name="T4">New</text:span> key word is used inorder to use tht Heap Mamory allocation.</text:p>
      <text:p text:style-name="P4"/>
      <text:p text:style-name="P4">Example1 Allocations</text:p>
      <text:p text:style-name="P4"/>
      <text:p text:style-name="P4">int main(){</text:p>
      <text:p text:style-name="P4"><text:s text:c="8"/>int val <text:s text:c="4"/>=5; <text:s text:c="12"/>// stack</text:p>
      <text:p text:style-name="P4"><text:s text:c="8"/>int* hval=new int; <text:s text:c="3"/>// heap</text:p>
      <text:p text:style-name="P4"><text:s text:c="15"/>*hval=5</text:p>
      <text:p text:style-name="P4">}</text:p>
      <text:p text:style-name="P3"/>
      <text:p text:style-name="P4">Example2 Allocations</text:p>
      <text:p text:style-name="P4"/>
      <text:p text:style-name="P4">int main(){</text:p>
      <text:p text:style-name="P4"><text:s text:c="8"/>int a[5]; <text:s text:c="21"/>// stack</text:p>
      <text:p text:style-name="P4"><text:s text:c="8"/>int* ha=new int[5]; <text:s text:c="3"/>// heap</text:p>
      <text:p text:style-name="P4"><text:s text:c="8"/>ha[3] =10;</text:p>
      <text:p text:style-name="P4">}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Example3 Allocations</text:p>
      <text:p text:style-name="P4"/>
      <text:p text:style-name="P4">int main(){</text:p>
      <text:p text:style-name="P4"><text:s text:c="8"/>MyClass c(args); <text:s text:c="18"/>// stack</text:p>
      <text:p text:style-name="P4"><text:s text:c="8"/>// heap allocation with new</text:p>
      <text:p text:style-name="P4"><text:s text:c="8"/>MyClass *hc=new MyClass(args);</text:p>
      <text:p text:style-name="P4">}</text:p>
      <text:p text:style-name="P4"/>
      <text:p text:style-name="P4"/>
      <text:p text:style-name="P5">Stack Memory</text:p>
      <text:p text:style-name="P5"/>
      <text:p text:style-name="P4">1. Has Predefined Size (few megabytes).</text:p>
      <text:p text:style-name="P4">2. Very easy to run out of stack memory(stack overflow).</text:p>
      <text:p text:style-name="P4">3. Local variables withour ‘new’ are allocated on the stack by default.</text:p>
      <text:p text:style-name="P4">4. Program function calls/ return addresses are also allocated on the stack.</text:p>
      <text:p text:style-name="P4">5. Stack know as “STATIC memory”</text:p>
      <text:p text:style-name="P4">6. All stack memory allocation sizes need to be know at COMPILE TIME.</text:p>
      <text:p text:style-name="P4">7. Memory allocation which depends on RUNTIME variable(Dynamic memory size) must be heap allocated.</text:p>
      <text:p text:style-name="P4"/>
      <text:p text:style-name="P4"/>
      <text:p text:style-name="P4">Example : Stack Memory</text:p>
      <text:p text:style-name="P4"/>
      <text:p text:style-name="P4">int main()</text:p>
      <text:p text:style-name="P4">{ <text:s text:c="3"/></text:p>
      <text:p text:style-name="P4"><text:s text:c="4"/>// it start the memory allocation in first in Last out order (FILO).</text:p>
      <text:p text:style-name="P4"><text:s text:c="5"/>int i=6;</text:p>
      <text:p text:style-name="P4"><text:s text:c="5"/>int b=10;</text:p>
      <text:p text:style-name="P4"><text:s text:c="5"/>Point p(5,4);</text:p>
      <text:p text:style-name="P4"/>
      <text:p text:style-name="P4"/>
      <text:p text:style-name="P4">} // When we reach there all the memory will be start deallocation in reverse order.</text:p>
      <text:p text:style-name="P4"/>
      <text:p text:style-name="P4"/>
      <text:p text:style-name="P4"/>
      <text:p text:style-name="P5">Heap Memory</text:p>
      <text:p text:style-name="P5"/>
      <text:p text:style-name="P4">1. Much more space available then stack.</text:p>
      <text:p text:style-name="P4">2. Allocation via the ‘<text:span text:style-name="T4">new</text:span>’ keyword</text:p>
      <text:p text:style-name="P4"><text:s text:c="3"/>Type * varName = new Type;</text:p>
      <text:p text:style-name="P4">3. Calls C function malloc under the hood.</text:p>
      <text:p text:style-name="P4">4. Opereating system find a contigous chunk of memory and returns a pointer to it</text:p>
      <text:p text:style-name="P4"><text:s text:c="5"/>a. This is a very complicated and expensive.</text:p>
      <text:p text:style-name="P4">5. You then access the memory via pointer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Stack/Heap </text:p>
      <text:p text:style-name="P5"/>
      <text:p text:style-name="P6">int main()</text:p>
      <text:p text:style-name="P7">{</text:p>
      <text:p text:style-name="P7"><text:tab/>int i=6;</text:p>
      <text:p text:style-name="P7"><text:tab/>int j=10;</text:p>
      <text:p text:style-name="P7"><text:tab/>pt*p = new pt(5,4);</text:p>
      <text:p text:style-name="P7"><text:tab/>int arr[2] = {3,4};</text:p>
      <text:p text:style-name="P7">}</text:p>
      <text:p text:style-name="P7"/>
      <text:p text:style-name="P7">Stack <text:s text:c="3"/>Heap</text:p>
      <text:p text:style-name="P7"><text:s text:c="10"/>0*1 = 4</text:p>
      <text:p text:style-name="P7"><text:s text:c="10"/>0*2 = 5</text:p>
      <text:p text:style-name="P7">4</text:p>
      <text:p text:style-name="P7">3</text:p>
      <text:p text:style-name="P7">0*1</text:p>
      <text:p text:style-name="P7">10 </text:p>
      <text:p text:style-name="P7">6</text:p>
      <text:p text:style-name="P7"/>
      <text:p text:style-name="P7">Heap memory still allocated in the heap even though after completing the all the program. And stack memory will be deallocate</text:p>
      <text:p text:style-name="P8"/>
      <text:p text:style-name="P8">Deallocation of the Heap uses delete </text:p>
      <text:p text:style-name="P8"/>
      <text:p text:style-name="P7">ex- delete p;</text:p>
      <text:p text:style-name="P8"/>
      <text:p text:style-name="P8"/>
      <text:p text:style-name="P8">C++ Memory Layout</text:p>
      <text:p text:style-name="P8"/>
      <text:p text:style-name="P9"><text:span text:style-name="T5">1. </text:span>Actually complicated</text:p>
      <text:p text:style-name="P9"><text:span text:style-name="T5">2. </text:span>OS/ compiler specific</text:p>
      <text:p text:style-name="P9"><text:span text:style-name="T5">3. </text:span>A lot of the details won’t matter for this course</text:p>
      <text:p text:style-name="P9"><text:span text:style-name="T5">4. </text:span>Just remember:</text:p>
      <text:p text:style-name="P9"><text:s text:c="4"/>a. Stack = Fast, Limited</text:p>
      <text:p text:style-name="P9"><text:s text:c="4"/>b. Heap = Slow, Larger</text:p>
      <text:p text:style-name="P9"/>
      <text:p text:style-name="P9"/>
      <text:p text:style-name="P10">C++ Pointers </text:p>
      <text:p text:style-name="P11">1. Same as pointers in c</text:p>
      <text:p text:style-name="P11">2. A pointer stores a memory addresses</text:p>
      <text:p text:style-name="P11">3. Modifying the pointer variable modifies the address it ‘points’ to the address it points to.</text:p>
      <text:p text:style-name="P11">4. To modify the value of the data in memory the value of the data in memory that if points to, we dereference.</text:p>
      <text:p text:style-name="P11">5. “Raw” pointers can be very unsafe.</text:p>
      <text:p text:style-name="P11"><text:soft-page-break/></text:p>
      <text:p text:style-name="P11"/>
      <text:p text:style-name="P10">C++ Pointers</text:p>
      <text:p text:style-name="P10"/>
      <text:p text:style-name="P10">int main()</text:p>
      <text:p text:style-name="P10">{</text:p>
      <text:p text:style-name="P10"><text:tab/>int i = 6; <text:s text:c="2"/>// <text:s/>local int variable</text:p>
      <text:p text:style-name="P10"><text:s text:c="9"/>int *p; <text:s text:c="5"/>// <text:s/>pointer to int</text:p>
      <text:p text:style-name="P10"><text:tab/>p = &amp;i; <text:s text:c="4"/>// <text:s/>&amp;= ‘address of’</text:p>
      <text:p text:style-name="P10"><text:s text:c="9"/>*p = 7; <text:s text:c="4"/>// <text:s/>* = ‘dereference’</text:p>
      <text:p text:style-name="P10">}</text:p>
      <text:p text:style-name="P10"/>
      <text:p text:style-name="P12">C++ Arrays / Pointers</text:p>
      <text:p text:style-name="P12"/>
      <text:p text:style-name="P13">int main()</text:p>
      <text:p text:style-name="P13">{</text:p>
      <text:p text:style-name="P13"><text:tab/>int * arr = new int[3];</text:p>
      <text:p text:style-name="P13"><text:tab/>arr[0] = 5;</text:p>
      <text:p text:style-name="P13"><text:tab/>arr[1] = 10;</text:p>
      <text:p text:style-name="P13"><text:tab/>*(arr+2) = 20;</text:p>
      <text:p text:style-name="P13"><text:tab/>// arr[n] = <text:s/>*(arr+n)</text:p>
      <text:p text:style-name="P13"><text:tab/>// n[arr] = *(n+arr)</text:p>
      <text:p text:style-name="P13"><text:tab/>// <text:s/>(arr+n) = &amp; (arr[n])</text:p>
      <text:p text:style-name="P13">}</text:p>
      <text:p text:style-name="P10"/>
      <text:p text:style-name="P12">Heap <text:s text:c="4"/>Stack </text:p>
      <text:p text:style-name="P13">0*1=&gt; 5 <text:s text:c="5"/></text:p>
      <text:p text:style-name="P13">0*2=&gt;10 </text:p>
      <text:p text:style-name="P13">0*3=&gt;20 <text:s text:c="6"/>0*1</text:p>
      <text:p text:style-name="P13"/>
      <text:p text:style-name="P14">Why use Pointers?</text:p>
      <text:p text:style-name="P14"/>
      <text:p text:style-name="P15">Several reasons to use pointers</text:p>
      <text:p text:style-name="P15">1. Must use pointer for inheritance</text:p>
      <text:p text:style-name="P15"><text:tab/>a. Base * ptr = new Derived();</text:p>
      <text:p text:style-name="P15">2. Pass by value vs by reference</text:p>
      <text:p text:style-name="P15"><text:tab/>b. Modify variable passed into function</text:p>
      <text:p text:style-name="P15">3. Pointing to large data</text:p>
      <text:p text:style-name="P15"><text:tab/>c. Large data can’t live on the stack</text:p>
      <text:p text:style-name="P13"/>
      <text:p text:style-name="P14">C++ References</text:p>
      <text:p text:style-name="P15">* References are essentially ‘safe pointes’</text:p>
      <text:p text:style-name="P15">* Instead of *, use &amp;</text:p>
      <text:p text:style-name="P15">* A reference must point to existing data, and can never point to nothing/nullptr</text:p>
      <text:p text:style-name="P15"><text:tab/>a. This makes them (almost) always safe</text:p>
      <text:p text:style-name="P15">* Prefer using reference to pointers wherever possible in our code.</text:p>
      <text:p text:style-name="P15"><text:soft-page-break/></text:p>
      <text:p text:style-name="P15"/>
      <text:p text:style-name="P15"/>
      <text:p text:style-name="P16">Pass by Value / References</text:p>
      <text:p text:style-name="P17">* By default, C++ pass variable by <text:span text:style-name="T4">value</text:span></text:p>
      <text:p text:style-name="P17">* PBV has a <text:span text:style-name="T4">cost for copying</text:span> large data</text:p>
      <text:p text:style-name="P17">* Also, may want to <text:span text:style-name="T4">modify</text:span> the value passed</text:p>
      <text:p text:style-name="P17">* we can use pointer to accomplished PBR but ideally we want to use <text:span text:style-name="T4">references</text:span></text:p>
      <text:p text:style-name="P18"/>
      <text:p text:style-name="P16">Pass By Value</text:p>
      <text:p text:style-name="P18"/>
      <text:p text:style-name="P18">void tennify(int a) { a=10;}</text:p>
      <text:p text:style-name="P18"/>
      <text:p text:style-name="P18">int main()</text:p>
      <text:p text:style-name="P18">{</text:p>
      <text:p text:style-name="P18"><text:tab/>int i=12;</text:p>
      <text:p text:style-name="P18"><text:tab/>tennify(i);</text:p>
      <text:p text:style-name="P18"><text:tab/>std::cout&lt;&lt;i&lt;&lt;”\n”;</text:p>
      <text:p text:style-name="P18">}</text:p>
      <text:p text:style-name="P18"/>
      <text:p text:style-name="P19">The above one code pass by value does not change the value of the i.</text:p>
      <text:p text:style-name="P20"><text:span text:style-name="T6">It will unchange inside the main() function but inside the tennify() function its value will be 10.</text:span> </text:p>
      <text:p text:style-name="P18"><text:s/></text:p>
      <text:p text:style-name="P21">Pass By <text:span text:style-name="T7">Pointer</text:span></text:p>
      <text:p text:style-name="P22"/>
      <text:p text:style-name="P22">void tennify(int <text:span text:style-name="T7">*</text:span>a) { <text:span text:style-name="T7">*</text:span>a=10;}</text:p>
      <text:p text:style-name="P22"/>
      <text:p text:style-name="P22">// <text:span text:style-name="T8">careful: pointer may be null!</text:span></text:p>
      <text:p text:style-name="P22"/>
      <text:p text:style-name="P22">int main()</text:p>
      <text:p text:style-name="P22">{</text:p>
      <text:p text:style-name="P22"><text:tab/>int i=12;</text:p>
      <text:p text:style-name="P22"><text:tab/>tennify(<text:span text:style-name="T7">&amp;i</text:span>);</text:p>
      <text:p text:style-name="P22"><text:tab/>std::cout&lt;&lt;i&lt;&lt;”\n”;</text:p>
      <text:p text:style-name="P22">}</text:p>
      <text:p text:style-name="P13"/>
      <text:p text:style-name="P13"/>
      <text:p text:style-name="P19">it wil change the value in main() function. After calling the tennify its value will be changed to 10. and it will reflect to main function means change the value i=10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23">Pass By <text:span text:style-name="T8">Reference</text:span></text:p>
      <text:p text:style-name="P24"/>
      <text:p text:style-name="P24">void tennify(int <text:span text:style-name="T8">&amp;</text:span>a) { a=10;}</text:p>
      <text:p text:style-name="P24"/>
      <text:p text:style-name="P24">// <text:span text:style-name="T9">reference will always* be valid.</text:span></text:p>
      <text:p text:style-name="P24"/>
      <text:p text:style-name="P24">int main()</text:p>
      <text:p text:style-name="P24">{</text:p>
      <text:p text:style-name="P24"><text:tab/>int i=12;</text:p>
      <text:p text:style-name="P24"><text:tab/>tennify(<text:span text:style-name="T7">i</text:span>);</text:p>
      <text:p text:style-name="P24"><text:tab/>std::cout&lt;&lt;i&lt;&lt;”\n”;</text:p>
      <text:p text:style-name="P24">}</text:p>
      <text:p text:style-name="P24"/>
      <text:p text:style-name="P19">much easier to use incomparision to pass by pointer, and doing same thing.</text:p>
      <text:p text:style-name="P19">Its a still address and safe address.</text:p>
      <text:p text:style-name="P20"/>
      <text:p text:style-name="P25">Another example of pass by reference</text:p>
      <text:p text:style-name="P20"/>
      <text:p text:style-name="P25">Passing Large Data properly</text:p>
      <text:p text:style-name="P25"/>
      <text:p text:style-name="P24"/>
      <text:p text:style-name="P20">void machineLearn(const BigData &amp;d);</text:p>
      <text:p text:style-name="P20"/>
      <text:p text:style-name="P20"><text:span text:style-name="T6">if we don’t want data to change then we use</text:span> const</text:p>
      <text:p text:style-name="P24"/>
      <text:p text:style-name="P24"/>
      <text:p text:style-name="P24">int main()</text:p>
      <text:p text:style-name="P24">{</text:p>
      <text:p text:style-name="P24"><text:tab/><text:span text:style-name="T8">BigData data(args);</text:span></text:p>
      <text:p text:style-name="P24"><text:tab/><text:span text:style-name="T8">machineLearn(data);</text:span></text:p>
      <text:p text:style-name="P24">}</text:p>
      <text:p text:style-name="P24"/>
      <text:p text:style-name="P26">Passing by const reference</text:p>
      <text:p text:style-name="P26"/>
      <text:p text:style-name="P27">* whenever we pass a variable to a function that we don’t want to be modified, use a const reference.</text:p>
      <text:p text:style-name="P27">*const declares that the variable cannot be modified inside the called function.</text:p>
      <text:p text:style-name="P27">*we only have to pass the 8-byte reference, which may be far less data then the data we are passing into the function.</text:p>
      <text:p text:style-name="P27"/>
      <text:p text:style-name="P26"><text:soft-page-break/>Pass by reference exceptions</text:p>
      <text:p text:style-name="P26"/>
      <text:p text:style-name="P27">*Pass primitive data types by value </text:p>
      <text:p text:style-name="P26"><text:s text:c="3"/><text:span text:style-name="T6">- int add(const int &amp;a, const int &amp; b); // dont use this</text:span></text:p>
      <text:p text:style-name="P28"><text:s text:c="3"/>- int add(const int a,const int b); // use this for the primitive datatypes.</text:p>
      <text:p text:style-name="P26"/>
      <text:p text:style-name="P26"/>
      <text:p text:style-name="P26">*<text:span text:style-name="T4">Referencing has an extra ‘dereferece’ step which is slower when using the primitives.</text:span></text:p>
      <text:p text:style-name="P26">* <text:span text:style-name="T4">Pass std::shared_ptr&lt;T&gt; by value</text:span></text:p>
      <text:p text:style-name="P26"><text:s text:c="3"/>- <text:span text:style-name="T3">Copy constructor does counter inc/dec.</text:span></text:p>
      <text:p text:style-name="P26"/>
      <text:p text:style-name="P26"/>
      <text:p text:style-name="P26"/>
      <text:p text:style-name="P29">C++ / RAII</text:p>
      <text:p text:style-name="P29"/>
      <text:p text:style-name="P29">*<text:span text:style-name="T1"> Resource Aquisition is initialization.</text:span></text:p>
      <text:p text:style-name="P30">* Binds the life cycle of a resource that must be acquired before use to the lifetime of an object.</text:p>
      <text:p text:style-name="P30">* Makes life easier by implementing things in a way that automatically manages memory/ resources within an object.</text:p>
      <text:p text:style-name="P30"/>
      <text:p text:style-name="P29">RAII Implementation</text:p>
      <text:p text:style-name="P29"/>
      <text:p text:style-name="P30">* Encapsulate each resource into a class.</text:p>
      <text:p text:style-name="P30">* The class constructor acquires the resource and initializes it accordingly</text:p>
      <text:p text:style-name="P30">* The destructor releases the resource.</text:p>
      <text:p text:style-name="P30">* The class itself should be instantiated such that it has either automatic storage duration, or in another RAII object.</text:p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text:soft-page-break/>RAII class Example1</text:p>
      <text:p text:style-name="P30"/>
      <text:p text:style-name="P30">class IntArray</text:p>
      <text:p text:style-name="P30">{</text:p>
      <text:p text:style-name="P30"><text:tab/>int * array;</text:p>
      <text:p text:style-name="P30">public:</text:p>
      <text:p text:style-name="P30"><text:tab/>IntArray(size_t size){ array = new int[size]; }</text:p>
      <text:p text:style-name="P30"><text:tab/>~IntArray() { delete [] array;}</text:p>
      <text:p text:style-name="P30"><text:tab/>int &amp; operator [] (size_t i) { return array [i]; <text:s/>}</text:p>
      <text:p text:style-name="P31">}</text:p>
      <text:p text:style-name="P31"/>
      <text:p text:style-name="P31">#include “IntArray.h”</text:p>
      <text:p text:style-name="P31"/>
      <text:p text:style-name="P31">int main()</text:p>
      <text:p text:style-name="P31">{</text:p>
      <text:p text:style-name="P31"><text:tab/>IntArray arr(10); <text:s/>// mem allocated</text:p>
      <text:p text:style-name="P31"><text:tab/>arr[5] =21;</text:p>
      <text:p text:style-name="P31">} <text:s text:c="2"/>// arr destructs, mem deallocated</text:p>
      <text:p text:style-name="P31"/>
      <text:p text:style-name="P31"/>
      <text:p text:style-name="P31"/>
      <text:p text:style-name="P32">C++ Smart Pointers</text:p>
      <text:p text:style-name="P31"/>
      <text:p text:style-name="P31">* Can be cumbersome to create our own RAII class for every data type we want to store a pointer to</text:p>
      <text:p text:style-name="P31">* C++ contains different smart pointers</text:p>
      <text:p text:style-name="P31">* In this class: std::shared_ptr&lt;T&gt;</text:p>
      <text:p text:style-name="P31">* Handles RAII for a given pointer / type.</text:p>
      <text:p text:style-name="P31"/>
      <text:p text:style-name="P31"/>
      <text:p text:style-name="P32">Shared Pointers</text:p>
      <text:p text:style-name="P32">* “Reference Counter Pointer”</text:p>
      <text:p text:style-name="P32">* Inernal counter set to 1 in constructor.</text:p>
      <text:p text:style-name="P32">* Every time the shared_ptr is copied, the counter increase by 1.</text:p>
      <text:p text:style-name="P32">* Every time a shared_ptr destructs, the counter is decrease by 1.</text:p>
      <text:p text:style-name="P32"><text:soft-page-break/></text:p>
      <text:p text:style-name="P31">* When coun <text:span text:style-name="T10">reahes 0, resource deallocated.</text:span></text:p>
      <text:p text:style-name="P31"/>
      <text:p text:style-name="P33"/>
      <text:p text:style-name="P33">Shared Pointer Example</text:p>
      <text:p text:style-name="P33"/>
      <text:p text:style-name="P33">#include&lt;memory&gt;</text:p>
      <text:p text:style-name="P33">void func(std:: shared_ptr&lt;MyClass&gt; p) // c++ (c=2)</text:p>
      <text:p text:style-name="P33">{</text:p>
      <text:p text:style-name="P33"><text:tab/>p-&gt;doSomething ();</text:p>
      <text:p text:style-name="P33">} // c- (c=1)</text:p>
      <text:p text:style-name="P33"/>
      <text:p text:style-name="P33">int main() </text:p>
      <text:p text:style-name="P33">{</text:p>
      <text:p text:style-name="P33"><text:tab/>std:: shared_ptr&lt;MyClass&gt; p(new MyClass(args)); <text:s/>// c=1</text:p>
      <text:p text:style-name="P33"><text:tab/>someOtherThings()</text:p>
      <text:p text:style-name="P33">} <text:s text:c="2"/>// c=0, deallocate.</text:p>
      <text:p text:style-name="P33"/>
      <text:p text:style-name="P34">C++ Inheritance</text:p>
      <text:p text:style-name="P35">Member Variable Type</text:p>
      <text:p text:style-name="P35"><text:tab/>Public: seen by all</text:p>
      <text:p text:style-name="P35"><text:tab/>Private: seen by none</text:p>
      <text:p text:style-name="P35"><text:tab/>Protected: seen by derived</text:p>
      <text:p text:style-name="P35"/>
      <text:p text:style-name="P35">Class Derived : public Base</text:p>
      <text:p text:style-name="P35"><text:tab/>Public : Nothing changes</text:p>
      <text:p text:style-name="P35"><text:tab/>Protected: Base public &gt; protected </text:p>
      <text:p text:style-name="P35"><text:tab/>Private: Base all &gt; private</text:p>
      <text:p text:style-name="P35">99% of the time, use <text:s/>‘ : public Base’</text:p>
      <text:p text:style-name="P35"/>
      <text:p text:style-name="P35"/>
      <text:p text:style-name="P35">How to allocate / pass data?</text:p>
      <text:p text:style-name="P35"/>
      <text:p text:style-name="P35">1. If possible, use the stack</text:p>
      <text:p text:style-name="P35">* Small, Local variables</text:p>
      <text:p text:style-name="P35">* Pass variable by const reference if size &gt;8 bytes.</text:p>
      <text:p text:style-name="P35">2. If you need heap memory, use smart ptr</text:p>
      <text:p text:style-name="P35">* std:: shared_ptr&lt;T&gt; myBigData;</text:p>
      <text:p text:style-name="P35"><text:soft-page-break/>*std::shared_ptr&lt;Base&gt;= std:: make_shared&lt;Derived();</text:p>
      <text:p text:style-name="P35"/>
      <text:p text:style-name="P35">3. Only when absolutely necessary use raw pointers/new</text:p>
      <text:p text:style-name="P35">* <text:s/>(Hopefully) this shouldn’t happen is this course.</text:p>
      <text:p text:style-name="P35"/>
      <text:p text:style-name="P35"/>
      <text:p text:style-name="P35"/>
      <text:p text:style-name="P36">C++ Templates</text:p>
      <text:p text:style-name="P36">* Extremely powerful,easy to use</text:p>
      <text:p text:style-name="P36">* Can be VERY complicated</text:p>
      <text:p text:style-name="P36">* We will keep it simple in this generics</text:p>
      <text:p text:style-name="P36">* Can be used to implement generics</text:p>
      <text:p text:style-name="P36">* std::vector&lt;T&gt; = vector stores type T</text:p>
      <text:p text:style-name="P36">* Let’s just do a coding exmple.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3a1a0f" fo:padding="0.049cm" fo:background-color="#729f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111111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06:24:18.404835300</meta:creation-date>
    <dc:date>2025-04-28T13:58:57.094996500</dc:date>
    <meta:editing-duration>PT1H38M21S</meta:editing-duration>
    <meta:editing-cycles>5</meta:editing-cycles>
    <meta:generator>LibreOffice/25.2.2.2$Windows_X86_64 LibreOffice_project/7370d4be9e3cf6031a51beef54ff3bda878e3fac</meta:generator>
    <meta:document-statistic meta:table-count="0" meta:image-count="0" meta:object-count="0" meta:page-count="10" meta:paragraph-count="259" meta:word-count="1473" meta:character-count="8429" meta:non-whitespace-character-count="6883"/>
  </office:meta>
</office:document-meta>
</file>